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ans" fo:font-weight="bold" officeooo:rsid="0014a439" officeooo:paragraph-rsid="0014a439" style:font-weight-asian="bold" style:font-weight-complex="bold"/>
    </style:style>
    <style:style style:name="P2" style:family="paragraph" style:parent-style-name="Standard">
      <style:text-properties fo:font-size="12pt" officeooo:rsid="001fee83" officeooo:paragraph-rsid="001fee83" style:font-size-asian="12pt" style:font-size-complex="12pt"/>
    </style:style>
    <style:style style:name="P3" style:family="paragraph" style:parent-style-name="Standard">
      <style:text-properties officeooo:rsid="001fee83"/>
    </style:style>
    <style:style style:name="P4" style:family="paragraph" style:parent-style-name="Standard">
      <style:paragraph-properties style:writing-mode="lr-tb"/>
    </style:style>
    <style:style style:name="P5" style:family="paragraph" style:parent-style-name="Standard">
      <style:paragraph-properties style:writing-mode="lr-tb"/>
      <style:text-properties fo:font-size="12pt" fo:font-weight="normal" officeooo:rsid="0021c810" officeooo:paragraph-rsid="0021c810" style:font-size-asian="12pt" style:font-weight-asian="normal" style:font-size-complex="12pt" style:font-weight-complex="normal"/>
    </style:style>
    <style:style style:name="P6" style:family="paragraph" style:parent-style-name="Standard">
      <style:paragraph-properties style:writing-mode="lr-tb"/>
      <style:text-properties style:font-name="Liberation Sans" fo:font-size="12pt" fo:font-weight="bold" officeooo:rsid="0014a439" officeooo:paragraph-rsid="001622fb" style:font-size-asian="12pt" style:font-weight-asian="bold" style:font-size-complex="12pt" style:font-weight-complex="bold"/>
    </style:style>
    <style:style style:name="P7" style:family="paragraph" style:parent-style-name="Standard">
      <style:paragraph-properties style:writing-mode="lr-tb"/>
      <style:text-properties style:font-name="Liberation Sans" fo:font-size="12pt" fo:font-weight="bold" officeooo:rsid="001d19bc" officeooo:paragraph-rsid="001d19bc" style:font-size-asian="12pt" style:font-weight-asian="bold" style:font-size-complex="12pt" style:font-weight-complex="bold"/>
    </style:style>
    <style:style style:name="P8" style:family="paragraph">
      <style:paragraph-properties style:writing-mode="lr-tb"/>
    </style:style>
    <style:style style:name="P9"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normal" officeooo:rsid="001fee83" officeooo:paragraph-rsid="001fee83" style:font-size-asian="12pt" style:font-style-asian="normal" style:font-weight-asian="normal" style:font-size-complex="12pt" style:font-weight-complex="normal" style:text-emphasize="none"/>
    </style:style>
    <style:style style:name="P10"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normal" officeooo:rsid="0023bff1" officeooo:paragraph-rsid="0023bff1" style:font-size-asian="12pt" style:font-style-asian="normal" style:font-weight-asian="normal" style:font-size-complex="12pt" style:font-weight-complex="normal" style:text-emphasize="none"/>
    </style:style>
    <style:style style:name="P11"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normal" officeooo:rsid="0025d956" officeooo:paragraph-rsid="0025d956" style:font-size-asian="12pt" style:font-style-asian="normal" style:font-weight-asian="normal" style:font-size-complex="12pt" style:font-weight-complex="normal" style:text-emphasize="none"/>
    </style:style>
    <style:style style:name="P12"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normal" officeooo:rsid="001d19bc" officeooo:paragraph-rsid="001d19bc" style:font-size-asian="12pt" style:font-style-asian="normal" style:font-weight-asian="normal" style:font-size-complex="12pt" style:font-weight-complex="normal" style:text-emphasize="none"/>
    </style:style>
    <style:style style:name="P13"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normal" officeooo:rsid="001d19bc" officeooo:paragraph-rsid="0021c810" fo:background-color="transparent" style:font-size-asian="12pt" style:font-style-asian="normal" style:font-weight-asian="normal" style:font-size-complex="12pt" style:font-weight-complex="normal" style:text-emphasize="none"/>
    </style:style>
    <style:style style:name="P14"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normal" officeooo:rsid="001d19bc" officeooo:paragraph-rsid="001d19bc" fo:background-color="transparent" style:font-size-asian="12pt" style:font-style-asian="normal" style:font-weight-asian="normal" style:font-size-complex="12pt" style:font-weight-complex="normal" style:text-emphasize="none"/>
    </style:style>
    <style:style style:name="P15"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normal" officeooo:rsid="0021c810" officeooo:paragraph-rsid="0021c810" fo:background-color="transparent" style:font-size-asian="12pt" style:font-style-asian="normal" style:font-weight-asian="normal" style:font-size-complex="12pt" style:font-weight-complex="normal" style:text-emphasize="none"/>
    </style:style>
    <style:style style:name="P16"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normal" officeooo:rsid="001e2a8e" officeooo:paragraph-rsid="001e2a8e" fo:background-color="transparent" style:font-size-asian="12pt" style:font-style-asian="normal" style:font-weight-asian="normal" style:font-size-complex="12pt" style:font-weight-complex="normal" style:text-emphasize="none"/>
    </style:style>
    <style:style style:name="P17"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text-emphasize="none"/>
    </style:style>
    <style:style style:name="P18"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bold" officeooo:rsid="0023bff1" officeooo:paragraph-rsid="0023bff1" style:font-size-asian="12pt" style:font-style-asian="normal" style:font-weight-asian="bold" style:font-size-complex="12pt" style:text-emphasize="none"/>
    </style:style>
    <style:style style:name="P19"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bold" officeooo:rsid="0025d956" officeooo:paragraph-rsid="0025d956" style:font-size-asian="12pt" style:font-style-asian="normal" style:font-weight-asian="bold" style:font-size-complex="12pt" style:text-emphasize="none"/>
    </style:style>
    <style:style style:name="P20"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bold" officeooo:rsid="0014a439" officeooo:paragraph-rsid="0014a439" style:font-size-asian="12pt" style:font-style-asian="normal" style:font-weight-asian="bold" style:font-size-complex="12pt" style:text-emphasize="none"/>
    </style:style>
    <style:style style:name="P21"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bold" officeooo:rsid="001a859b" officeooo:paragraph-rsid="001a859b" style:font-size-asian="12pt" style:font-style-asian="normal" style:font-weight-asian="bold" style:font-size-complex="12pt" style:font-weight-complex="bold" style:text-emphasize="none"/>
    </style:style>
    <style:style style:name="P22"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bold" officeooo:rsid="001d19bc" officeooo:paragraph-rsid="001d19bc" style:font-size-asian="12pt" style:font-style-asian="normal" style:font-weight-asian="bold" style:font-size-complex="12pt" style:font-weight-complex="bold" style:text-emphasize="none"/>
    </style:style>
    <style:style style:name="P23" style:family="paragraph" style:parent-style-name="Standard">
      <style:paragraph-properties style:writing-mode="lr-tb"/>
      <style:text-properties style:text-outline="false" style:text-line-through-style="none" style:text-line-through-type="none" style:font-name="Liberation Sans1" fo:font-size="12pt" fo:font-style="normal" fo:text-shadow="none" style:text-underline-style="none" fo:font-weight="bold" officeooo:rsid="001e2a8e" officeooo:paragraph-rsid="001e2a8e" fo:background-color="transparent" style:font-size-asian="12pt" style:font-style-asian="normal" style:font-weight-asian="bold" style:font-size-complex="12pt" style:font-weight-complex="bold" style:text-emphasize="none"/>
    </style:style>
    <style:style style:name="P24" style:family="paragraph" style:parent-style-name="Standard">
      <style:paragraph-properties style:writing-mode="lr-tb"/>
      <style:text-properties style:text-outline="false" style:text-line-through-style="none" style:text-line-through-type="none" style:font-name="Liberation Sans1" fo:font-size="10pt" fo:font-style="normal" fo:text-shadow="none" style:text-underline-style="none" fo:font-weight="normal" officeooo:rsid="0014a439" style:font-size-asian="10pt" style:font-style-asian="normal" style:font-weight-asian="normal" style:font-weight-complex="normal" style:text-emphasize="none"/>
    </style:style>
    <style:style style:name="P25" style:family="paragraph" style:parent-style-name="Standard">
      <style:paragraph-properties style:writing-mode="lr-tb"/>
      <style:text-properties style:text-outline="false" style:text-line-through-style="none" style:text-line-through-type="none" style:font-name="Liberation Sans1" fo:font-size="10pt" fo:font-style="normal" fo:text-shadow="none" style:text-underline-style="none" fo:font-weight="normal" officeooo:rsid="0014a439" officeooo:paragraph-rsid="0014a439" style:font-size-asian="10pt" style:font-style-asian="normal" style:font-weight-asian="normal" style:font-weight-complex="normal" style:text-emphasize="none"/>
    </style:style>
    <style:style style:name="P26" style:family="paragraph" style:parent-style-name="Standard">
      <style:text-properties fo:font-weight="normal" officeooo:rsid="0014a439" officeooo:paragraph-rsid="0014a439" style:font-weight-asian="normal" style:font-weight-complex="normal"/>
    </style:style>
    <style:style style:name="T1"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font-weight-complex="normal" style:text-emphasize="none"/>
    </style:style>
    <style:style style:name="T2" style:family="text">
      <style:text-properties style:text-outline="false" style:text-line-through-style="none" style:text-line-through-type="none" style:font-name="Liberation Sans1" fo:font-style="normal" fo:text-shadow="none" style:text-underline-style="none" fo:font-weight="normal" fo:background-color="transparent" loext:char-shading-value="0" style:font-style-asian="normal" style:font-weight-asian="normal" style:font-weight-complex="normal" style:text-emphasize="none"/>
    </style:style>
    <style:style style:name="T3" style:family="text">
      <style:text-properties style:text-outline="false" style:text-line-through-style="none" style:text-line-through-type="none" style:font-name="Liberation Sans1" fo:font-style="normal" fo:text-shadow="none" style:text-underline-style="none" style:font-style-asian="normal" style:text-emphasize="none"/>
    </style:style>
    <style:style style:name="T4" style:family="text">
      <style:text-properties style:text-outline="false" style:text-line-through-style="none" style:text-line-through-type="none" style:font-name="Liberation Sans1" fo:font-style="normal" fo:text-shadow="none" style:text-underline-style="none" officeooo:rsid="001b3cc1" style:font-style-asian="normal" style:text-emphasize="none"/>
    </style:style>
    <style:style style:name="T5" style:family="text">
      <style:text-properties style:text-outline="false" style:text-line-through-style="none" style:text-line-through-type="none" style:font-name="Liberation Sans1" fo:font-style="normal" fo:text-shadow="none" style:text-underline-style="none" officeooo:rsid="001d19bc" style:font-style-asian="normal" style:text-emphasize="none"/>
    </style:style>
    <style:style style:name="T6" style:family="text">
      <style:text-properties style:text-outline="false" style:text-line-through-style="none" style:text-line-through-type="none" style:font-name="Liberation Sans1" fo:font-style="normal" fo:text-shadow="none" style:text-underline-style="none" fo:background-color="transparent" loext:char-shading-value="0" style:font-style-asian="normal" style:text-emphasize="none"/>
    </style:style>
    <style:style style:name="T7" style:family="text">
      <style:text-properties style:text-outline="false" style:text-line-through-style="none" style:text-line-through-type="none" style:font-name="Liberation Sans1" fo:font-style="normal" fo:text-shadow="none" style:text-underline-style="none" officeooo:rsid="001d19bc" fo:background-color="transparent" loext:char-shading-value="0" style:font-style-asian="normal" style:text-emphasize="none"/>
    </style:style>
    <style:style style:name="T8" style:family="text">
      <style:text-properties style:text-outline="false" style:text-line-through-style="none" style:text-line-through-type="none" style:font-name="Liberation Sans1" fo:font-style="normal" fo:text-shadow="none" style:text-underline-style="none" officeooo:rsid="0028b4d1" fo:background-color="transparent" loext:char-shading-value="0" style:font-style-asian="normal" style:text-emphasize="none"/>
    </style:style>
    <style:style style:name="T9" style:family="text">
      <style:text-properties style:text-outline="false" style:text-line-through-style="none" style:text-line-through-type="none" style:font-name="Liberation Sans2" fo:font-size="11pt" fo:font-style="normal" fo:text-shadow="none" style:text-underline-style="none" fo:font-weight="normal" officeooo:rsid="0021c810" fo:background-color="transparent" loext:char-shading-value="0" style:font-size-asian="11pt" style:font-style-asian="normal" style:font-weight-asian="normal" style:font-size-complex="12pt" style:font-weight-complex="normal" style:text-emphasize="none"/>
    </style:style>
    <style:style style:name="T10" style:family="text">
      <style:text-properties fo:background-color="#ffff00" loext:char-shading-value="0"/>
    </style:style>
    <style:style style:name="T11" style:family="text">
      <style:text-properties officeooo:rsid="001e2a8e"/>
    </style:style>
    <style:style style:name="T12" style:family="text">
      <style:text-properties style:use-window-font-color="true" fo:font-size="11pt" fo:letter-spacing="normal" fo:font-weight="normal" style:font-size-asian="11pt" style:font-weight-asian="normal"/>
    </style:style>
    <style:style style:name="T13" style:family="text">
      <style:text-properties style:use-window-font-color="true" style:font-name="Arial" fo:font-size="11pt" fo:letter-spacing="normal" fo:font-weight="normal" style:font-size-asian="11pt" style:font-weight-asian="normal"/>
    </style:style>
    <style:style style:name="T14" style:family="text">
      <style:text-properties officeooo:rsid="0028b4d1"/>
    </style:style>
    <style:style style:name="T15" style:family="text">
      <style:text-properties style:font-name="Liberation Sans2" fo:font-size="11pt" style:font-size-asian="11pt"/>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ello Danielle,</text:p>
      <text:p text:style-name="P9"/>
      <text:p text:style-name="P9">I tried two different models in this exercise: C5.0 and Random Forest. The objective as stated is to devise a model to predict brand preference for those customers who start but did not complete a survey as captured and represented in the SurveyIncomplete data set. I used the CompleteResponse data set to train and test my models. </text:p>
      <text:p text:style-name="P9"/>
      <text:p text:style-name="P9">For the Decision Tree C5.0 model, I created a model that achieved 91.78% accuracy with a Kappa of 82.46%. </text:p>
      <text:p text:style-name="P9"/>
      <text:p text:style-name="P9">The variables with the most importance in this model are salary, age and credit. Car type has a fair amount of importance in this model, but zip code and education level had no impact on the outcomes.</text:p>
      <text:p text:style-name="P9"/>
      <text:p text:style-name="P9">For the Random Forest model, I was able to achieve 91.79% accuracy with a Kappa of 82.58%.</text:p>
      <text:p text:style-name="P9"/>
      <text:p text:style-name="P9">The variables with the most importance in this model are salary and then age. The rest of the features contributed very little to the outcome.</text:p>
      <text:p text:style-name="P9"/>
      <text:p text:style-name="P5"><text:span text:style-name="T3">These two models were extremely close in overall performance. I chose the Random Forest Model with </text:span><text:span text:style-name="T5">mtry = 3 and accuracy of 0.</text:span><text:span text:style-name="T7">9179671.</text:span></text:p>
      <text:p text:style-name="P13"/>
      <text:p text:style-name="P5"><text:span text:style-name="T7">T</text:span><text:span text:style-name="T6">he predicted brand selection for the 5000 incomplete survey participants is (Acer </text:span><text:span text:style-name="T8">1895</text:span><text:span text:style-name="T6">, Sony 3105):</text:span></text:p>
      <text:p text:style-name="P15"/>
      <text:p text:style-name="P4"><draw:frame draw:style-name="fr2" draw:name="Object1" text:anchor-type="paragraph" svg:x="0.0425in" svg:y="0.0366in" svg:width="3.9098in" svg:height="2.1984in" draw:z-index="1"><draw:object xlink:href="./Object 1" xlink:type="simple" xlink:show="embed" xlink:actuate="onLoad"/><draw:image xlink:href="./ObjectReplacements/Object 1"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7"/>
      <text:p text:style-name="P17"/>
      <text:p text:style-name="P17"/>
      <text:p text:style-name="P17"/>
      <text:p text:style-name="P18">Summary for Entire Survey Data Set</text:p>
      <text:p text:style-name="P10"/>
      <text:p text:style-name="P10">For the entire survey data set, the number of actual responses and predicted responses for brand are summarized in the table above, with Acer chosen <text:span text:style-name="T14">5639</text:span> times and Sony chosen <text:span text:style-name="T14">9259</text:span> times. </text:p>
      <text:p text:style-name="P10"/>
      <text:p text:style-name="P10"/>
      <text:p text:style-name="P17"/>
      <text:p text:style-name="P17"><text:soft-page-break/></text:p>
      <text:p text:style-name="P17"/>
      <text:p text:style-name="P17"/>
      <text:p text:style-name="P17"><text:span text:style-name="T13"/></text:p>
      <text:p text:style-name="P17"><draw:frame draw:style-name="fr1" draw:name="Object3" text:anchor-type="paragraph" svg:width="3.8717in" svg:height="2.178in" draw:z-index="0"><draw:object xlink:href="./Object 3" xlink:type="simple" xlink:show="embed" xlink:actuate="onLoad"/><draw:image xlink:href="./ObjectReplacements/Object 3" xlink:type="simple" xlink:show="embed" xlink:actuate="onLoad"/></draw:frame><text:span text:style-name="T13"/></text:p>
      <text:p text:style-name="P17"/>
      <text:p text:style-name="P17"/>
      <text:p text:style-name="P17"/>
      <text:p text:style-name="P17"/>
      <text:p text:style-name="P17"/>
      <text:p text:style-name="P17"/>
      <text:p text:style-name="P17"/>
      <text:p text:style-name="P17"/>
      <text:p text:style-name="P17"/>
      <text:p text:style-name="P17"/>
      <text:p text:style-name="P19"/>
      <text:p text:style-name="P19">Summary of R Results</text:p>
      <text:p text:style-name="P17"/>
      <text:p text:style-name="P11">Below are the exported results from R for each of the steps required to develop the test models, and evaluate the test model performance. Much of this is summarized in the above write up of this exercise. </text:p>
      <text:p text:style-name="P11"/>
      <text:p text:style-name="P11">------------------------------------------------------------------------------------------------------------------</text:p>
      <text:p text:style-name="P17"/>
      <text:p text:style-name="P17">Decision Tree C5.0, 10 fold cross validation and automatic tuning grid</text:p>
      <text:p text:style-name="Standard"/>
      <text:p text:style-name="Preformatted_20_Text"><text:bookmark text:name="rstudio_console_output"/>7424 samples</text:p>
      <text:p text:style-name="Preformatted_20_Text"><text:s text:c="3"/>6 predictor</text:p>
      <text:p text:style-name="Preformatted_20_Text"><text:s text:c="3"/>2 classes: '0', '1' </text:p>
      <text:p text:style-name="Preformatted_20_Text"/>
      <text:p text:style-name="Preformatted_20_Text">No pre-processing</text:p>
      <text:p text:style-name="Preformatted_20_Text">Resampling: Cross-Validated (10 fold, repeated 1 times) </text:p>
      <text:p text:style-name="Preformatted_20_Text">Summary of sample sizes: 6681, 6681, 6681, 6682, 6681, 6683, ... </text:p>
      <text:p text:style-name="Preformatted_20_Text">Resampling results across tuning parameters:</text:p>
      <text:p text:style-name="Preformatted_20_Text"/>
      <text:p text:style-name="Preformatted_20_Text"><text:s text:c="2"/>model <text:s/>winnow <text:s/>trials <text:s/>Accuracy <text:s text:c="2"/>Kappa <text:s text:c="3"/></text:p>
      <text:p text:style-name="Preformatted_20_Text"><text:s text:c="2"/>rules <text:s/>FALSE <text:s text:c="3"/>1 <text:s text:c="5"/>0.8715035 <text:s/>0.7374790</text:p>
      <text:p text:style-name="Preformatted_20_Text"><text:s text:c="2"/>rules <text:s/>FALSE <text:s text:c="2"/>10 <text:s text:c="5"/>0.9145968 <text:s/>0.8172643</text:p>
      <text:p text:style-name="Preformatted_20_Text"><text:s text:c="2"/>rules <text:s/>FALSE <text:s text:c="2"/>20 <text:s text:c="5"/>0.9143278 <text:s/>0.8172151</text:p>
      <text:p text:style-name="Preformatted_20_Text"><text:s text:c="2"/>rules <text:s text:c="2"/>TRUE <text:s text:c="3"/>1 <text:s text:c="5"/>0.8739270 <text:s/>0.7423625</text:p>
      <text:p text:style-name="Preformatted_20_Text"><text:s text:c="2"/><text:span text:style-name="T10">rules <text:s text:c="2"/>TRUE <text:s text:c="2"/>10 <text:s text:c="5"/>0.9178316 <text:s/>0.8246847</text:span></text:p>
      <text:p text:style-name="Preformatted_20_Text"><text:s text:c="2"/>rules <text:s text:c="2"/>TRUE <text:s text:c="2"/>20 <text:s text:c="5"/>0.9175610 <text:s/>0.8244293</text:p>
      <text:p text:style-name="Preformatted_20_Text"><text:s text:c="2"/>tree <text:s text:c="2"/>FALSE <text:s text:c="3"/>1 <text:s text:c="5"/>0.8688088 <text:s/>0.7251092</text:p>
      <text:p text:style-name="Preformatted_20_Text"><text:s text:c="2"/>tree <text:s text:c="2"/>FALSE <text:s text:c="2"/>10 <text:s text:c="5"/>0.9154085 <text:s/>0.8203838</text:p>
      <text:p text:style-name="Preformatted_20_Text"><text:s text:c="2"/>tree <text:s text:c="2"/>FALSE <text:s text:c="2"/>20 <text:s text:c="5"/>0.9147333 <text:s/>0.8191961</text:p>
      <text:p text:style-name="Preformatted_20_Text"><text:s text:c="2"/>tree <text:s text:c="3"/>TRUE <text:s text:c="3"/>1 <text:s text:c="5"/>0.8721757 <text:s/>0.7320037</text:p>
      <text:p text:style-name="Preformatted_20_Text"><text:s text:c="2"/>tree <text:s text:c="3"/>TRUE <text:s text:c="2"/>10 <text:s text:c="5"/>0.9160781 <text:s/>0.8219108</text:p>
      <text:p text:style-name="Preformatted_20_Text"><text:s text:c="2"/>tree <text:s text:c="3"/>TRUE <text:s text:c="2"/>20 <text:s text:c="5"/>0.9158081 <text:s/>0.8214711</text:p>
      <text:p text:style-name="Preformatted_20_Text"/>
      <text:p text:style-name="Preformatted_20_Text">Accuracy was used to select the optimal model using the largest value.</text:p>
      <text:p text:style-name="Preformatted_20_Text">The final values used for the model were trials = 10, model = rules and</text:p>
      <text:p text:style-name="Preformatted_20_Text"><text:s/>winnow = TRUE.</text:p>
      <text:p text:style-name="P3"/>
      <text:p text:style-name="Standard"><text:soft-page-break/></text:p>
      <text:p text:style-name="P1">Decision Tree C5.0 Variable Importance</text:p>
      <text:p text:style-name="P26"/>
      <text:p text:style-name="Preformatted_20_Text"><text:bookmark text:name="rstudio_console_output1"/>C5.0 variable importance</text:p>
      <text:p text:style-name="Preformatted_20_Text"/>
      <text:p text:style-name="Preformatted_20_Text"><text:s text:c="8"/>Overall</text:p>
      <text:p text:style-name="Preformatted_20_Text">salary <text:s text:c="2"/>100.00</text:p>
      <text:p text:style-name="Preformatted_20_Text">age <text:s text:c="5"/>100.00</text:p>
      <text:p text:style-name="Preformatted_20_Text">credit <text:s text:c="3"/>91.84</text:p>
      <text:p text:style-name="Preformatted_20_Text">car <text:s text:c="6"/>64.95</text:p>
      <text:p text:style-name="Preformatted_20_Text">zipcode <text:s text:c="3"/>0.00</text:p>
      <text:p text:style-name="Preformatted_20_Text">elevel <text:s text:c="4"/>0.0</text:p>
      <text:p text:style-name="P2"/>
      <text:p text:style-name="P2"/>
      <text:p text:style-name="P20">Random Forest with 10 Fold Cross Validation and manually tune 5 different mtry values</text:p>
      <text:p text:style-name="P25"/>
      <text:p text:style-name="Standard"><text:bookmark text:name="rstudio_console_output2"/>7424 samples</text:p>
      <text:p text:style-name="Preformatted_20_Text"><text:s text:c="3"/>6 predictor</text:p>
      <text:p text:style-name="Preformatted_20_Text"><text:s text:c="3"/>2 classes: '0', '1' </text:p>
      <text:p text:style-name="Preformatted_20_Text"/>
      <text:p text:style-name="Preformatted_20_Text">No pre-processing</text:p>
      <text:p text:style-name="Preformatted_20_Text">Resampling: Cross-Validated (10 fold, repeated 1 times) </text:p>
      <text:p text:style-name="Preformatted_20_Text">Summary of sample sizes: 6681, 6681, 6681, 6682, 6681, 6683, ... </text:p>
      <text:p text:style-name="Preformatted_20_Text">Resampling results across tuning parameters:</text:p>
      <text:p text:style-name="Preformatted_20_Text"/>
      <text:p text:style-name="Preformatted_20_Text"><text:s text:c="2"/>mtry <text:s/>Accuracy <text:s text:c="2"/>Kappa <text:s text:c="3"/></text:p>
      <text:p text:style-name="Preformatted_20_Text"><text:s text:c="2"/>1 <text:s text:c="4"/>0.8677284 <text:s/>0.7109958</text:p>
      <text:p text:style-name="Preformatted_20_Text"><text:s text:c="2"/>2 <text:s text:c="4"/>0.9172931 <text:s/>0.8244271</text:p>
      <text:p text:style-name="Preformatted_20_Text"><text:s text:c="2"/><text:span text:style-name="T10">3 <text:s text:c="4"/>0.9179671 <text:s/>0.8258915</text:span></text:p>
      <text:p text:style-name="Preformatted_20_Text"><text:s text:c="2"/>4 <text:s text:c="4"/>0.9170252 <text:s/>0.8236129</text:p>
      <text:p text:style-name="Preformatted_20_Text"><text:s text:c="2"/>5 <text:s text:c="4"/>0.9139264 <text:s/>0.8171061</text:p>
      <text:p text:style-name="Preformatted_20_Text"/>
      <text:p text:style-name="Preformatted_20_Text">Accuracy was used to select the optimal model using the largest value.</text:p>
      <text:p text:style-name="Preformatted_20_Text">The final value used for the model was mtry = 3.</text:p>
      <text:p text:style-name="P24"/>
      <text:p text:style-name="P24"/>
      <text:p text:style-name="P6"><text:span text:style-name="T4">Random Forest</text:span><text:span text:style-name="T3"> Variable Importance</text:span></text:p>
      <text:p text:style-name="P4"/>
      <text:p text:style-name="Standard"><text:bookmark text:name="rstudio_console_output3"/>rf variable importance</text:p>
      <text:p text:style-name="Preformatted_20_Text"/>
      <text:p text:style-name="Preformatted_20_Text"><text:s text:c="8"/>Importance</text:p>
      <text:p text:style-name="Preformatted_20_Text">salary <text:s text:c="3"/>100.0000</text:p>
      <text:p text:style-name="Preformatted_20_Text">age <text:s text:c="7"/>70.9981</text:p>
      <text:p text:style-name="Preformatted_20_Text">credit <text:s text:c="5"/>0.4948</text:p>
      <text:p text:style-name="Preformatted_20_Text">car <text:s text:c="8"/>0.2129</text:p>
      <text:p text:style-name="Preformatted_20_Text">zipcode <text:s text:c="4"/>0.1423</text:p>
      <text:p text:style-name="Preformatted_20_Text">elevel <text:s text:c="5"/>0.0000</text:p>
      <text:p text:style-name="P4"/>
      <text:p text:style-name="P21">Resample summary results of C5.0 and Random Forest models</text:p>
      <text:p text:style-name="P4"/>
      <text:p text:style-name="Standard"><text:bookmark text:name="rstudio_console_output4"/>summary.resamples(object = ModelFitResultsCompleteScaled)</text:p>
      <text:p text:style-name="Preformatted_20_Text"/>
      <text:p text:style-name="Preformatted_20_Text">Models: c50, rf </text:p>
      <text:p text:style-name="Preformatted_20_Text">Number of resamples: 10 </text:p>
      <text:p text:style-name="Preformatted_20_Text"/>
      <text:p text:style-name="Preformatted_20_Text">Accuracy </text:p>
      <text:p text:style-name="Preformatted_20_Text"><text:soft-page-break/><text:s text:c="9"/>Min. <text:s text:c="2"/>1st Qu. <text:s text:c="3"/>Median <text:s text:c="5"/>Mean <text:s text:c="2"/>3rd Qu. <text:s text:c="5"/>Max. NA's</text:p>
      <text:p text:style-name="Preformatted_20_Text">c50 0.9111709 0.9123989 0.9178451 0.9178316 0.9215227 0.9300135 <text:s text:c="3"/>0</text:p>
      <text:p text:style-name="Preformatted_20_Text">rf <text:s/>0.9043127 0.9120906 0.9184607 0.9179671 0.9248652 0.9273217 <text:s text:c="3"/>0</text:p>
      <text:p text:style-name="Preformatted_20_Text"/>
      <text:p text:style-name="Preformatted_20_Text">Kappa </text:p>
      <text:p text:style-name="Preformatted_20_Text"><text:s text:c="9"/>Min. <text:s text:c="2"/>1st Qu. <text:s text:c="3"/>Median <text:s text:c="5"/>Mean <text:s text:c="2"/>3rd Qu. <text:s text:c="5"/>Max. NA's</text:p>
      <text:p text:style-name="Preformatted_20_Text">c50 0.8108700 0.8130624 0.8256126 0.8246847 0.8314188 0.8518161 <text:s text:c="3"/>0</text:p>
      <text:p text:style-name="Preformatted_20_Text">rf <text:s/>0.7962343 0.8151380 0.8272360 0.8258915 0.8399894 0.8465428 <text:s text:c="3"/>0</text:p>
      <text:p text:style-name="P4"/>
      <text:p text:style-name="P4"><text:span text:style-name="Strong_20_Emphasis">Accuracy </text:span>is the percentage of correctly classifies instances out of all instances. It is more useful on a binary classification than multi-class classification problems because it can be less clear exactly how the accuracy breaks down across those classes </text:p>
      <text:p text:style-name="P4"/>
      <text:p text:style-name="P4"><text:span text:style-name="Strong_20_Emphasis">Kappa </text:span>or Cohen’s Kappa is like classification accuracy, except that it is normalized at the baseline of random chance on your dataset. It is a more useful measure to use on problems that have an imbalance in the classes (e.g. 70-30 split for classes 0 and 1 and you can achieve 70% accuracy by predicting all instances are for class 0). </text:p>
      <text:p text:style-name="P4"/>
      <text:p text:style-name="P22">Chosen Model</text:p>
      <text:p text:style-name="P12"/>
      <text:p text:style-name="P7"><text:span text:style-name="T1">The best performing model is random forest with mtry = 3 and accuracy of 0.</text:span><text:span text:style-name="T2">9179671.</text:span></text:p>
      <text:p text:style-name="P14"/>
      <text:p text:style-name="P23">Predictions for Sony versus Asus on IncompleteSurveyResults</text:p>
      <text:p text:style-name="P4"/>
      <text:p text:style-name="Standard"/>
      <text:p text:style-name="Preformatted_20_Text"><text:s text:c="3"/><text:span text:style-name="T11">Sony</text:span> <text:s text:c="3"/><text:tab/><text:span text:style-name="T11">Acer</text:span> </text:p>
      <text:p text:style-name="Preformatted_20_Text"><text:tab/>1895 <text:tab/><text:tab/>3105 </text:p>
      <text:p text:style-name="P4"/>
      <text:p text:style-name="P23">Variable Importance in our Random Forest Model</text:p>
      <text:p text:style-name="P16"/>
      <text:p text:style-name="P16">Reviewing the output from variable importance on our model we can see that salary contributes the most to determining which brand might be selected by a customer. The second most important variable is the age of the customer. After that the other variables are relatively unimportant to selection outcome with level of education being completely unimportant in our model. </text:p>
      <text:p text:style-name="P16"/>
      <text:p text:style-name="Standard"><text:bookmark text:name="rstudio_console_output6"/>rf variable importance</text:p>
      <text:p text:style-name="Preformatted_20_Text"/>
      <text:p text:style-name="Preformatted_20_Text"><text:s text:c="8"/>Importance</text:p>
      <text:p text:style-name="Preformatted_20_Text">salary <text:s text:c="3"/>100.0000</text:p>
      <text:p text:style-name="Preformatted_20_Text">age <text:s text:c="7"/>70.9981</text:p>
      <text:p text:style-name="Preformatted_20_Text">credit <text:s text:c="5"/>0.4948</text:p>
      <text:p text:style-name="Preformatted_20_Text">car <text:s text:c="8"/>0.2129</text:p>
      <text:p text:style-name="Preformatted_20_Text">zipcode <text:s text:c="4"/>0.1423</text:p>
      <text:p text:style-name="Preformatted_20_Text">elevel <text:s text:c="5"/>0.0000</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693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2:40:52.760000000</meta:creation-date>
    <dc:date>2019-09-23T23:29:07.231000000</dc:date>
    <meta:editing-duration>PT16M43S</meta:editing-duration>
    <meta:editing-cycles>4</meta:editing-cycles>
    <meta:generator>LibreOffice/6.2.7.1$Windows_X86_64 LibreOffice_project/23edc44b61b830b7d749943e020e96f5a7df63bf</meta:generator>
    <meta:document-statistic meta:table-count="0" meta:image-count="0" meta:object-count="2" meta:page-count="4" meta:paragraph-count="100" meta:word-count="824" meta:character-count="5591" meta:non-whitespace-character-count="44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series-source="rows" chart:right-angled-axes="true"/>
    </style:style>
    <style:style style:name="ch5"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93cm" svg:height="5.584cm" xlink:href="." xlink:type="simple" chart:class="chart:circle" chart:style-name="ch1">
        <chart:title svg:x="0.146cm" svg:y="0.246cm" chart:style-name="ch2">
          <text:p>Predicted Brand Selection for 5000 Incomplete Surveys</text:p>
        </chart:title>
        <chart:legend chart:legend-position="end" svg:x="7.291cm" svg:y="2.249cm" style:legend-expansion="high" chart:style-name="ch3"/>
        <chart:plot-area chart:style-name="ch4" chart:data-source-has-labels="both" svg:x="0.198cm" svg:y="1.65cm" svg:width="6.895cm" svg:height="3.823cm">
          <chartooo:coordinate-region svg:x="1.734cm" svg:y="1.651cm" svg:width="3.822cm" svg:height="3.822cm"/>
          <chart:axis chart:dimension="x" chart:name="primary-x" chart:style-name="ch5" chartooo:axis-type="auto">
            <chartooo:date-scale/>
            <chart:categories table:cell-range-address="local-table.$B$1:.$C$1"/>
          </chart:axis>
          <chart:axis chart:dimension="y" chart:name="primary-y" chart:style-name="ch6">
            <chart:grid chart:style-name="ch7" chart:class="major"/>
          </chart:axis>
          <chart:series chart:style-name="ch8" chart:values-cell-range-address="local-table.$B$2:.$C$2" chart:label-cell-address="local-table.$A$2"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er (1895)</text:p>
              </table:table-cell>
              <table:table-cell office:value-type="string">
                <text:p>Sony (3105)</text:p>
              </table:table-cell>
            </table:table-row>
          </table:table-header-rows>
          <table:table-rows>
            <table:table-row>
              <table:table-cell office:value-type="string">
                <text:p>Row 29</text:p>
              </table:table-cell>
              <table:table-cell office:value-type="float" office:value="1895">
                <text:p>1895</text:p>
              </table:table-cell>
              <table:table-cell office:value-type="float" office:value="3105">
                <text:p>31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series-source="rows" chart:right-angled-axes="true"/>
    </style:style>
    <style:style style:name="ch6"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833cm" svg:height="5.531cm" xlink:href="." xlink:type="simple" chart:class="chart:circle" chart:style-name="ch1">
        <chart:title svg:x="1.287cm" svg:y="0.245cm" chart:style-name="ch2">
          <text:p>Survey Results on Brand Selection</text:p>
        </chart:title>
        <chart:subtitle svg:x="0.374cm" svg:y="1.14cm" chart:style-name="ch3">
          <text:p>Full Set of Actual and Predicted Responses Represented</text:p>
        </chart:subtitle>
        <chart:legend chart:legend-position="end" svg:x="7.194cm" svg:y="2.222cm" style:legend-expansion="high" chart:style-name="ch4"/>
        <chart:plot-area chart:style-name="ch5" chart:data-source-has-labels="both" svg:x="0.196cm" svg:y="2.351cm" svg:width="6.802cm" svg:height="3.07cm">
          <chartooo:coordinate-region svg:x="2.062cm" svg:y="2.352cm" svg:width="3.069cm" svg:height="3.069cm"/>
          <chart:axis chart:dimension="x" chart:name="primary-x" chart:style-name="ch6" chartooo:axis-type="auto">
            <chartooo:date-scale/>
            <chart:categories table:cell-range-address="local-table.$B$1:.$C$1"/>
          </chart:axis>
          <chart:axis chart:dimension="y" chart:name="primary-y" chart:style-name="ch7">
            <chart:grid chart:style-name="ch8" chart:class="major"/>
          </chart:axis>
          <chart:series chart:style-name="ch9" chart:values-cell-range-address="local-table.$B$2:.$C$2" chart:label-cell-address="local-table.$A$2"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er (5639)</text:p>
              </table:table-cell>
              <table:table-cell office:value-type="string">
                <text:p>Sony (9259)</text:p>
              </table:table-cell>
            </table:table-row>
          </table:table-header-rows>
          <table:table-rows>
            <table:table-row>
              <table:table-cell office:value-type="string">
                <text:p>Row 5</text:p>
              </table:table-cell>
              <table:table-cell office:value-type="float" office:value="5639">
                <text:p>5639</text:p>
              </table:table-cell>
              <table:table-cell office:value-type="float" office:value="9259">
                <text:p>925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